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88e" officeooo:paragraph-rsid="0009688e"/>
    </style:style>
    <style:style style:name="P2" style:family="paragraph" style:parent-style-name="Standard">
      <style:paragraph-properties fo:text-align="start" style:justify-single-word="false"/>
      <style:text-properties officeooo:rsid="0009688e" officeooo:paragraph-rsid="0009688e"/>
    </style:style>
    <style:style style:name="P3" style:family="paragraph">
      <style:paragraph-properties fo:text-align="center"/>
    </style:style>
    <style:style style:name="gr1" style:family="graphic">
      <style:graphic-properties draw:fill="non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s</text:p>
      <text:p text:style-name="P1">H. Altug Yildirim</text:p>
      <text:p text:style-name="P1">090100252</text:p>
      <text:p text:style-name="P1">HW4</text:p>
      <text:p text:style-name="P1"><draw:rect text:anchor-type="paragraph" draw:z-index="0" draw:style-name="gr1" draw:text-style-name="P3" svg:width="3.5106in" svg:height="4.1358in" svg:x="-0.0583in" svg:y="0.1654in"><text:p/></draw:rect></text:p>
      <text:p text:style-name="P2"><text:span text:style-name="keyword0_5f_python">def</text:span> f<text:span text:style-name="symbol0_5f_python">(</text:span>x<text:span text:style-name="symbol0_5f_python">)</text:span>:</text:p>
      <text:p text:style-name="P2"><text:s text:c="4"/>fs=<text:span text:style-name="number_5f_python">2</text:span><text:span text:style-name="symbol0_5f_python">*</text:span>x<text:span text:style-name="symbol0_5f_python">**</text:span><text:span text:style-name="number_5f_python">2+9</text:span><text:span text:style-name="symbol0_5f_python">*</text:span>x<text:span text:style-name="number_5f_python">-17</text:span></text:p>
      <text:p text:style-name="P2"><text:s text:c="4"/><text:span text:style-name="keyword0_5f_python">return</text:span> fs<text:span text:style-name="symbol0_5f_python">;</text:span></text:p>
      <text:p text:style-name="P2"/>
      <text:p text:style-name="P2"><text:span text:style-name="keyword0_5f_python">def</text:span> bisec <text:span text:style-name="symbol0_5f_python">(</text:span>a,b,eps<text:span text:style-name="symbol0_5f_python">)</text:span>:</text:p>
      <text:p text:style-name="P2"><text:s text:c="4"/><text:span text:style-name="keyword0_5f_python">if</text:span> f<text:span text:style-name="symbol0_5f_python">(</text:span>b<text:span text:style-name="symbol0_5f_python">)</text:span> <text:span text:style-name="symbol0_5f_python">&lt;</text:span> <text:span text:style-name="number_5f_python">0</text:span> <text:span text:style-name="keyword0_5f_python">and</text:span> f<text:span text:style-name="symbol0_5f_python">(</text:span>a<text:span text:style-name="symbol0_5f_python">)</text:span> <text:span text:style-name="symbol0_5f_python">&gt;</text:span> <text:span text:style-name="number_5f_python">0</text:span> <text:span text:style-name="keyword0_5f_python">or</text:span> f<text:span text:style-name="symbol0_5f_python">(</text:span>a<text:span text:style-name="symbol0_5f_python">)</text:span> <text:span text:style-name="symbol0_5f_python">&lt;</text:span> <text:span text:style-name="number_5f_python">0</text:span> <text:span text:style-name="keyword0_5f_python">and</text:span> f<text:span text:style-name="symbol0_5f_python">(</text:span>b<text:span text:style-name="symbol0_5f_python">)</text:span> <text:span text:style-name="symbol0_5f_python">&gt;</text:span> <text:span text:style-name="number_5f_python">0</text:span> :</text:p>
      <text:p text:style-name="P2"><text:s text:c="8"/>c=<text:span text:style-name="symbol0_5f_python">(</text:span>a+b<text:span text:style-name="symbol0_5f_python">)</text:span>/<text:span text:style-name="number_5f_python">2.0</text:span></text:p>
      <text:p text:style-name="P2"><text:s text:c="8"/><text:span text:style-name="keyword0_5f_python">while</text:span> <text:span text:style-name="symbol0_5f_python">(</text:span>b-a<text:span text:style-name="symbol0_5f_python">)</text:span>/<text:span text:style-name="number_5f_python">2.0</text:span> <text:span text:style-name="symbol0_5f_python">&gt;</text:span> eps:</text:p>
      <text:p text:style-name="P2"><text:s text:c="12"/><text:span text:style-name="keyword0_5f_python">if</text:span> f<text:span text:style-name="symbol0_5f_python">(</text:span>c<text:span text:style-name="symbol0_5f_python">)</text:span> == <text:span text:style-name="number_5f_python">0</text:span>:</text:p>
      <text:p text:style-name="P2"><text:s text:c="16"/><text:span text:style-name="keyword0_5f_python">return</text:span> c<text:span text:style-name="symbol0_5f_python">;</text:span></text:p>
      <text:p text:style-name="P2"><text:s text:c="12"/><text:span text:style-name="keyword0_5f_python">elif</text:span> f<text:span text:style-name="symbol0_5f_python">(</text:span>a<text:span text:style-name="symbol0_5f_python">)*</text:span>f<text:span text:style-name="symbol0_5f_python">(</text:span>c<text:span text:style-name="symbol0_5f_python">)</text:span> <text:span text:style-name="symbol0_5f_python">&lt;</text:span> <text:span text:style-name="number_5f_python">0</text:span>:</text:p>
      <text:p text:style-name="P2"><text:s text:c="16"/>b = c</text:p>
      <text:p text:style-name="P2"><text:s text:c="12"/><text:span text:style-name="keyword0_5f_python">else</text:span>:</text:p>
      <text:p text:style-name="P2"><text:s text:c="16"/>a = c</text:p>
      <text:p text:style-name="P2"><text:s text:c="12"/>c=<text:span text:style-name="symbol0_5f_python">(</text:span>a+b<text:span text:style-name="symbol0_5f_python">)</text:span>/<text:span text:style-name="number_5f_python">2.0</text:span></text:p>
      <text:p text:style-name="P2"><text:s text:c="4"/><text:span text:style-name="keyword0_5f_python">return</text:span> c<text:span text:style-name="symbol0_5f_python">;</text:span></text:p>
      <text:p text:style-name="P2"/>
      <text:p text:style-name="P2">a=<text:span text:style-name="number_5f_python">0</text:span></text:p>
      <text:p text:style-name="P2">b=<text:span text:style-name="number_5f_python">5</text:span></text:p>
      <text:p text:style-name="P2">eps=<text:span text:style-name="number_5f_python">10</text:span><text:span text:style-name="symbol0_5f_python">**</text:span><text:span text:style-name="number_5f_python">-6</text:span></text:p>
      <text:p text:style-name="P2"><text:span text:style-name="keyword0_5f_python">print</text:span> bisec<text:span text:style-name="symbol0_5f_python">(</text:span>a,b,eps<text:span text:style-name="symbol0_5f_python">)</text:span></text:p>
      <text:p text:style-name="P2"/>
      <text:p text:style-name="P2"><draw:rect text:anchor-type="paragraph" draw:z-index="1" draw:style-name="gr1" draw:text-style-name="P3" svg:width="1.7398in" svg:height="3.3232in" svg:x="-0.0165in" svg:y="0.0173in"><text:p/></draw:rect><text:span text:style-name="keyword0_5f_python">from</text:span> <text:span text:style-name="keyword2_5f_python">math</text:span> <text:span text:style-name="keyword0_5f_python">import</text:span> <text:span text:style-name="symbol0_5f_python">*</text:span></text:p>
      <text:p text:style-name="P2"><text:span text:style-name="keyword0_5f_python">def</text:span> f<text:span text:style-name="symbol0_5f_python">(</text:span>x<text:span text:style-name="symbol0_5f_python">)</text:span>:</text:p>
      <text:p text:style-name="P2"><text:s text:c="4"/><text:span text:style-name="keyword0_5f_python">return</text:span> sin<text:span text:style-name="symbol0_5f_python">(</text:span>x<text:span text:style-name="symbol0_5f_python">)*</text:span>cos<text:span text:style-name="symbol0_5f_python">(</text:span>x<text:span text:style-name="symbol0_5f_python">);</text:span></text:p>
      <text:p text:style-name="P2"/>
      <text:p text:style-name="P2"><text:span text:style-name="keyword0_5f_python">def</text:span> trap<text:span text:style-name="symbol0_5f_python">(</text:span>f,a,b,n<text:span text:style-name="symbol0_5f_python">)</text:span>:</text:p>
      <text:p text:style-name="P2"><text:s text:c="4"/>h = <text:span text:style-name="keyword1_5f_python">float</text:span><text:span text:style-name="symbol0_5f_python">(</text:span>b - a<text:span text:style-name="symbol0_5f_python">)</text:span> / n</text:p>
      <text:p text:style-name="P2"><text:s text:c="4"/>s = <text:span text:style-name="number_5f_python">0.0</text:span></text:p>
      <text:p text:style-name="P2"><text:s text:c="4"/>s += f<text:span text:style-name="symbol0_5f_python">(</text:span>a<text:span text:style-name="symbol0_5f_python">)</text:span>/<text:span text:style-name="number_5f_python">2.0</text:span></text:p>
      <text:p text:style-name="P2"><text:s text:c="4"/>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number_5f_python">1</text:span>, n<text:span text:style-name="symbol0_5f_python">)</text:span>:</text:p>
      <text:p text:style-name="P2"><text:s text:c="8"/>s += f<text:span text:style-name="symbol0_5f_python">(</text:span>a + i<text:span text:style-name="symbol0_5f_python">*</text:span>h<text:span text:style-name="symbol0_5f_python">)</text:span></text:p>
      <text:p text:style-name="P2"><text:s text:c="4"/>s += f<text:span text:style-name="symbol0_5f_python">(</text:span>b<text:span text:style-name="symbol0_5f_python">)</text:span>/<text:span text:style-name="number_5f_python">2.0</text:span></text:p>
      <text:p text:style-name="P2"><text:s text:c="4"/><text:span text:style-name="keyword0_5f_python">return</text:span> s <text:span text:style-name="symbol0_5f_python">*</text:span> h</text:p>
      <text:p text:style-name="P2"/>
      <text:p text:style-name="P2">a=<text:span text:style-name="number_5f_python">0</text:span></text:p>
      <text:p text:style-name="P2">b=<text:span text:style-name="number_5f_python">1</text:span></text:p>
      <text:p text:style-name="P2">n=<text:span text:style-name="number_5f_python">1000</text:span></text:p>
      <text:p text:style-name="P2"><text:span text:style-name="keyword0_5f_python">print</text:span> trap<text:span text:style-name="symbol0_5f_python">(</text:span>f,a,b,n<text:span text:style-name="symbol0_5f_python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10T00:36:28.338061920</meta:creation-date>
    <dc:date>2014-12-10T00:39:17.298303720</dc:date>
    <dc:creator>Seldon </dc:creator>
    <meta:editing-duration>P0D</meta:editing-duration>
    <meta:editing-cycles>1</meta:editing-cycles>
    <meta:document-statistic meta:table-count="0" meta:image-count="0" meta:object-count="0" meta:page-count="1" meta:paragraph-count="38" meta:word-count="110" meta:character-count="684" meta:non-whitespace-character-count="448"/>
    <meta:generator>LibreOffice/4.2.7.2$Linux_X86_64 LibreOffice_project/420m0$Build-2</meta:generator>
  </office:meta>
</office:document-meta>
</file>